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wiss National Bank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Swiss National Bank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9" calcext:value-type="float">
            <text:p>289</text:p>
          </table:table-cell>
          <table:table-cell table:style-name="ce6" table:formula="of:=SUM([.D2:.D241])/SQRT(SUM([.E2:.E241]))/SQRT(SUM([.F2:.F241]))" office:value-type="float" office:value="0.841711689039411" calcext:value-type="float">
            <text:p>0.84</text:p>
          </table:table-cell>
          <table:table-cell table:style-name="ce6" table:formula="of:=CORREL([.B2:.B241];[.C2:.C241])" office:value-type="float" office:value="0.178991859589812" calcext:value-type="float">
            <text:p>0.18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69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86" calcext:value-type="float">
            <text:p>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88" calcext:value-type="float">
            <text:p>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98" calcext:value-type="float">
            <text:p>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4" calcext:value-type="float">
            <text:p>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67" calcext:value-type="float">
            <text:p>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69" calcext:value-type="float">
            <text:p>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73" calcext:value-type="float">
            <text:p>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476" calcext:value-type="float">
            <text:p>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77" calcext:value-type="float">
            <text:p>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482" calcext:value-type="float">
            <text:p>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85" calcext:value-type="float">
            <text:p>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487" calcext:value-type="float">
            <text:p>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88" calcext:value-type="float">
            <text:p>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89" calcext:value-type="float">
            <text:p>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93" calcext:value-type="float">
            <text:p>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494" calcext:value-type="float">
            <text:p>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97" calcext:value-type="float">
            <text:p>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09" calcext:value-type="float">
            <text:p>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14" calcext:value-type="float">
            <text:p>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18" calcext:value-type="float">
            <text:p>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525" calcext:value-type="float">
            <text:p>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wiss National Bank vs Fake central bank'.A1:'Swiss National Bank vs Fake central bank'.C2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date-style style:name="N123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00:22:13.991069541</dc:date>
    <meta:editing-duration>PT12M1S</meta:editing-duration>
    <meta:editing-cycles>3</meta:editing-cycles>
    <meta:generator>LibreOffice/7.3.7.2$Linux_X86_64 LibreOffice_project/30$Build-2</meta:generator>
    <meta:document-statistic meta:table-count="1" meta:cell-count="1454" meta:object-count="0"/>
  </office:meta>
</office:document-meta>
</file>